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3.598cm" style:rel-column-width="12411*"/>
    </style:style>
    <style:style style:name="Tableau1.B" style:family="table-column">
      <style:table-column-properties style:column-width="15.402cm" style:rel-column-width="53124*"/>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1e473f"/>
    </style:style>
    <style:style style:name="P2" style:family="paragraph" style:parent-style-name="Footnote">
      <style:text-properties officeooo:paragraph-rsid="002351e7"/>
    </style:style>
    <style:style style:name="P3" style:family="paragraph" style:parent-style-name="Footnote">
      <style:text-properties officeooo:rsid="002351e7" officeooo:paragraph-rsid="002351e7"/>
    </style:style>
    <style:style style:name="P4" style:family="paragraph" style:parent-style-name="Standard">
      <style:paragraph-properties fo:text-align="justify" style:justify-single-word="false"/>
      <style:text-properties fo:font-size="12pt" officeooo:rsid="000ba972" officeooo:paragraph-rsid="000ba972" style:font-size-asian="10.5pt" style:font-size-complex="12pt"/>
    </style:style>
    <style:style style:name="P5" style:family="paragraph" style:parent-style-name="Standard">
      <style:paragraph-properties fo:text-align="justify" style:justify-single-word="false"/>
      <style:text-properties fo:font-size="12pt" officeooo:rsid="000d4174" officeooo:paragraph-rsid="000d4174" style:font-size-asian="10.5pt" style:font-size-complex="12pt"/>
    </style:style>
    <style:style style:name="P6" style:family="paragraph" style:parent-style-name="Standard">
      <style:paragraph-properties fo:line-height="150%" fo:text-align="justify" style:justify-single-word="false"/>
      <style:text-properties fo:font-size="12pt" officeooo:rsid="000d4174" officeooo:paragraph-rsid="00197e51" style:font-size-asian="10.5pt" style:font-size-complex="12pt"/>
    </style:style>
    <style:style style:name="P7" style:family="paragraph" style:parent-style-name="Standard">
      <style:paragraph-properties fo:text-align="justify" style:justify-single-word="false"/>
      <style:text-properties fo:font-size="12pt" officeooo:rsid="00141e1c" officeooo:paragraph-rsid="000d4174" style:font-size-asian="10.5pt" style:font-size-complex="12pt"/>
    </style:style>
    <style:style style:name="P8" style:family="paragraph" style:parent-style-name="Standard">
      <style:paragraph-properties fo:text-align="justify" style:justify-single-word="false"/>
      <style:text-properties fo:font-size="12pt" officeooo:rsid="00141e1c" officeooo:paragraph-rsid="00141e1c" style:font-size-asian="10.5pt" style:font-size-complex="12pt"/>
    </style:style>
    <style:style style:name="P9" style:family="paragraph" style:parent-style-name="Horizontal_20_Line">
      <style:text-properties fo:font-size="12pt" officeooo:rsid="00141e1c" style:font-size-asian="10.5pt" style:font-size-complex="12pt"/>
    </style:style>
    <style:style style:name="P10" style:family="paragraph" style:parent-style-name="Standard">
      <style:paragraph-properties fo:line-height="150%" fo:text-align="justify" style:justify-single-word="false"/>
      <style:text-properties fo:font-size="12pt" officeooo:rsid="00141e1c" officeooo:paragraph-rsid="00197e51" style:font-size-asian="10.5pt" style:font-size-complex="12pt"/>
    </style:style>
    <style:style style:name="P11" style:family="paragraph" style:parent-style-name="Standard">
      <style:paragraph-properties fo:text-align="justify" style:justify-single-word="false"/>
      <style:text-properties fo:font-size="12pt" officeooo:rsid="00196d47" officeooo:paragraph-rsid="00196d47" style:font-size-asian="10.5pt" style:font-size-complex="12pt"/>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officeooo:rsid="000ba972" officeooo:paragraph-rsid="000ba972"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141e1c" officeooo:paragraph-rsid="00141e1c" style:font-size-asian="10.5pt" style:font-size-complex="12pt"/>
    </style:style>
    <style:style style:name="P14" style:family="paragraph" style:parent-style-name="Standard">
      <style:paragraph-properties fo:text-align="justify" style:justify-single-word="false"/>
      <style:text-properties fo:font-size="12pt" style:text-underline-style="none" fo:font-weight="bold" officeooo:rsid="000ba972" officeooo:paragraph-rsid="000ba972" style:font-size-asian="10.5pt" style:font-weight-asian="bold" style:font-size-complex="12pt" style:font-weight-complex="bold"/>
    </style:style>
    <style:style style:name="P15" style:family="paragraph" style:parent-style-name="Standard">
      <style:paragraph-properties fo:line-height="150%" fo:text-align="justify" style:justify-single-word="false"/>
      <style:text-properties fo:font-size="12pt" fo:font-style="normal" officeooo:rsid="000f9d25" officeooo:paragraph-rsid="00197e51" style:font-size-asian="10.5pt" style:font-style-asian="normal" style:font-size-complex="12pt" style:font-style-complex="normal"/>
    </style:style>
    <style:style style:name="P16" style:family="paragraph" style:parent-style-name="Standard">
      <style:paragraph-properties fo:line-height="150%" fo:text-align="justify" style:justify-single-word="false"/>
      <style:text-properties fo:font-size="12pt" fo:font-style="normal" officeooo:rsid="001176f9" officeooo:paragraph-rsid="00197e51" style:font-size-asian="10.5pt" style:font-style-asian="normal" style:font-size-complex="12pt" style:font-style-complex="normal"/>
    </style:style>
    <style:style style:name="P17" style:family="paragraph" style:parent-style-name="Standard">
      <style:paragraph-properties fo:line-height="150%" fo:text-align="justify" style:justify-single-word="false"/>
      <style:text-properties fo:font-size="12pt" fo:font-style="normal" officeooo:rsid="0013065b" officeooo:paragraph-rsid="00197e51" style:font-size-asian="10.5pt" style:font-style-asian="normal" style:font-size-complex="12pt" style:font-style-complex="normal"/>
    </style:style>
    <style:style style:name="P18" style:family="paragraph" style:parent-style-name="Standard">
      <style:paragraph-properties fo:line-height="150%" fo:text-align="justify" style:justify-single-word="false"/>
      <style:text-properties fo:font-size="12pt" fo:font-style="normal" fo:font-weight="bold" officeooo:rsid="00141e1c" officeooo:paragraph-rsid="00197e51" style:font-size-asian="10.5pt" style:font-style-asian="normal" style:font-weight-asian="bold" style:font-size-complex="12pt" style:font-style-complex="normal" style:font-weight-complex="bold"/>
    </style:style>
    <style:style style:name="P19" style:family="paragraph" style:parent-style-name="Table_20_Contents">
      <style:paragraph-properties fo:text-align="center" style:justify-single-word="false"/>
      <style:text-properties fo:font-size="12pt" fo:font-weight="bold" officeooo:rsid="00197e51" officeooo:paragraph-rsid="00197e51" style:font-size-asian="10.5pt" style:font-weight-asian="bold" style:font-size-complex="12pt" style:font-weight-complex="bold"/>
    </style:style>
    <style:style style:name="P20" style:family="paragraph" style:parent-style-name="Table_20_Contents">
      <style:paragraph-properties fo:text-align="end" style:justify-single-word="false"/>
      <style:text-properties fo:font-size="12pt" fo:font-style="italic" officeooo:rsid="00197e51" officeooo:paragraph-rsid="00197e51" style:font-size-asian="10.5pt" style:font-style-asian="italic" style:font-size-complex="12pt" style:font-style-complex="italic"/>
    </style:style>
    <style:style style:name="P21" style:family="paragraph" style:parent-style-name="Standard">
      <style:paragraph-properties fo:text-align="justify" style:justify-single-word="false"/>
      <style:text-properties fo:font-weight="bold" officeooo:paragraph-rsid="000d4174" style:font-weight-asian="bold" style:font-weight-complex="bold"/>
    </style:style>
    <style:style style:name="P22" style:family="paragraph" style:parent-style-name="Standard">
      <style:paragraph-properties fo:line-height="150%" fo:text-align="justify" style:justify-single-word="false"/>
      <style:text-properties fo:font-weight="bold" officeooo:paragraph-rsid="00197e51" style:font-weight-asian="bold" style:font-weight-complex="bold"/>
    </style:style>
    <style:style style:name="P23" style:family="paragraph" style:parent-style-name="Standard">
      <style:paragraph-properties fo:text-align="center" style:justify-single-word="false"/>
      <style:text-properties fo:font-weight="bold" officeooo:rsid="00197e51" officeooo:paragraph-rsid="00197e51" style:font-weight-asian="bold" style:font-weight-complex="bold"/>
    </style:style>
    <style:style style:name="P24" style:family="paragraph" style:parent-style-name="Standard">
      <style:paragraph-properties fo:text-align="center" style:justify-single-word="false"/>
      <style:text-properties fo:font-size="18pt" fo:font-weight="bold" officeooo:rsid="00141e1c" officeooo:paragraph-rsid="00141e1c" style:font-size-asian="18pt" style:font-weight-asian="bold" style:font-size-complex="18pt" style:font-weight-complex="bold"/>
    </style:style>
    <style:style style:name="P25" style:family="paragraph" style:parent-style-name="Standard">
      <style:paragraph-properties fo:text-align="center" style:justify-single-word="false" fo:break-before="page"/>
      <style:text-properties fo:font-size="18pt" fo:font-weight="bold" officeooo:rsid="00195b75" officeooo:paragraph-rsid="00145746" style:font-size-asian="18pt" style:font-weight-asian="bold" style:font-size-complex="18pt" style:font-weight-complex="bold"/>
    </style:style>
    <style:style style:name="P26" style:family="paragraph" style:parent-style-name="Standard">
      <style:text-properties officeooo:paragraph-rsid="00145746"/>
    </style:style>
    <style:style style:name="P27" style:family="paragraph" style:parent-style-name="Standard">
      <style:paragraph-properties fo:line-height="115%" fo:text-align="justify" style:justify-single-word="false"/>
      <style:text-properties officeooo:paragraph-rsid="00145746"/>
    </style:style>
    <style:style style:name="P28" style:family="paragraph" style:parent-style-name="Standard">
      <style:paragraph-properties fo:line-height="150%" fo:text-align="justify" style:justify-single-word="false"/>
      <style:text-properties officeooo:paragraph-rsid="00197e51"/>
    </style:style>
    <style:style style:name="P29" style:family="paragraph" style:parent-style-name="Standard">
      <style:paragraph-properties fo:line-height="115%" fo:text-align="justify" style:justify-single-word="false"/>
      <style:text-properties fo:font-weight="normal" officeooo:paragraph-rsid="00145746" style:font-weight-asian="normal" style:font-weight-complex="normal"/>
    </style:style>
    <style:style style:name="P30" style:family="paragraph" style:parent-style-name="Standard">
      <style:paragraph-properties fo:text-align="justify" style:justify-single-word="false"/>
      <style:text-properties fo:font-size="12pt" fo:font-style="italic" fo:font-weight="bold" officeooo:rsid="000d4174" officeooo:paragraph-rsid="000d4174" style:font-size-asian="10.5pt" style:font-style-asian="italic" style:font-weight-asian="bold" style:font-size-complex="12pt" style:font-style-complex="italic" style:font-weight-complex="bold"/>
    </style:style>
    <style:style style:name="T1" style:family="text">
      <style:text-properties fo:font-size="12pt" officeooo:rsid="000d4174" style:font-size-asian="10.5pt" style:font-size-complex="12pt"/>
    </style:style>
    <style:style style:name="T2" style:family="text">
      <style:text-properties fo:font-size="12pt" officeooo:rsid="000db6b6" style:font-size-asian="10.5pt" style:font-size-complex="12pt"/>
    </style:style>
    <style:style style:name="T3" style:family="text">
      <style:text-properties fo:font-size="12pt" officeooo:rsid="00141e1c" style:font-size-asian="10.5pt" style:font-size-complex="12pt"/>
    </style:style>
    <style:style style:name="T4" style:family="text">
      <style:text-properties fo:font-size="12pt" officeooo:rsid="00196d47" style:font-size-asian="10.5pt" style:font-size-complex="12pt"/>
    </style:style>
    <style:style style:name="T5" style:family="text">
      <style:text-properties fo:font-size="12pt" fo:font-weight="bold" officeooo:rsid="000d4174" style:font-size-asian="10.5pt" style:font-weight-asian="bold" style:font-size-complex="12pt" style:font-weight-complex="bold"/>
    </style:style>
    <style:style style:name="T6" style:family="text">
      <style:text-properties fo:font-size="12pt" fo:font-weight="bold" officeooo:rsid="000db6b6" style:font-size-asian="10.5pt" style:font-weight-asian="bold" style:font-size-complex="12pt" style:font-weight-complex="bold"/>
    </style:style>
    <style:style style:name="T7" style:family="text">
      <style:text-properties fo:font-size="12pt" fo:font-weight="bold" officeooo:rsid="00196d47" style:font-size-asian="10.5pt" style:font-weight-asian="bold" style:font-size-complex="12pt" style:font-weight-complex="bold"/>
    </style:style>
    <style:style style:name="T8" style:family="text">
      <style:text-properties fo:font-size="12pt" fo:font-style="italic" fo:font-weight="bold" officeooo:rsid="000db6b6" style:font-size-asian="10.5pt" style:font-style-asian="italic" style:font-weight-asian="bold" style:font-size-complex="12pt" style:font-style-complex="italic" style:font-weight-complex="bold"/>
    </style:style>
    <style:style style:name="T9" style:family="text">
      <style:text-properties fo:font-size="12pt" fo:font-style="italic" fo:font-weight="bold" officeooo:rsid="00196d47" style:font-size-asian="10.5pt" style:font-style-asian="italic" style:font-weight-asian="bold" style:font-size-complex="12pt" style:font-style-complex="italic" style:font-weight-complex="bold"/>
    </style:style>
    <style:style style:name="T10" style:family="text">
      <style:text-properties fo:font-size="12pt" fo:font-style="italic" officeooo:rsid="000d4174" style:font-size-asian="10.5pt" style:font-style-asian="italic" style:font-size-complex="12pt" style:font-style-complex="italic"/>
    </style:style>
    <style:style style:name="T11" style:family="text">
      <style:text-properties fo:font-size="12pt" fo:font-style="italic" officeooo:rsid="000f9d25" style:font-size-asian="10.5pt" style:font-style-asian="italic" style:font-size-complex="12pt" style:font-style-complex="italic"/>
    </style:style>
    <style:style style:name="T12" style:family="text">
      <style:text-properties fo:font-size="12pt" fo:font-style="normal" officeooo:rsid="000db6b6" style:font-size-asian="10.5pt" style:font-style-asian="normal" style:font-size-complex="12pt" style:font-style-complex="normal"/>
    </style:style>
    <style:style style:name="T13" style:family="text">
      <style:text-properties fo:font-size="12pt" fo:font-style="normal" officeooo:rsid="000f9d25" style:font-size-asian="10.5pt" style:font-style-asian="normal" style:font-size-complex="12pt" style:font-style-complex="normal"/>
    </style:style>
    <style:style style:name="T14" style:family="text">
      <style:text-properties fo:font-size="12pt" fo:font-style="normal" officeooo:rsid="001176f9" style:font-size-asian="10.5pt" style:font-style-asian="normal" style:font-size-complex="12pt" style:font-style-complex="normal"/>
    </style:style>
    <style:style style:name="T15" style:family="text">
      <style:text-properties fo:font-size="12pt" fo:font-style="normal" officeooo:rsid="0013065b" style:font-size-asian="10.5pt" style:font-style-asian="normal" style:font-size-complex="12pt" style:font-style-complex="normal"/>
    </style:style>
    <style:style style:name="T16" style:family="text">
      <style:text-properties fo:font-size="12pt" fo:font-style="normal" officeooo:rsid="00141e1c" style:font-size-asian="10.5pt" style:font-style-asian="normal" style:font-size-complex="12pt" style:font-style-complex="normal"/>
    </style:style>
    <style:style style:name="T17" style:family="text">
      <style:text-properties fo:font-size="12pt" fo:font-style="normal" officeooo:rsid="000ba972" style:font-size-asian="10.5pt" style:font-style-asian="normal" style:font-size-complex="12pt" style:font-style-complex="normal"/>
    </style:style>
    <style:style style:name="T18" style:family="text">
      <style:text-properties fo:font-size="12pt" fo:font-style="normal" officeooo:rsid="002351e7" style:font-size-asian="10.5pt" style:font-style-asian="normal" style:font-size-complex="12pt" style:font-style-complex="normal"/>
    </style:style>
    <style:style style:name="T19" style:family="text">
      <style:text-properties fo:font-size="12pt" fo:font-style="normal" officeooo:rsid="00196d47" style:font-size-asian="10.5pt" style:font-style-asian="normal" style:font-size-complex="12pt" style:font-style-complex="normal"/>
    </style:style>
    <style:style style:name="T20" style:family="text">
      <style:text-properties fo:font-size="12pt" fo:font-style="normal" fo:font-weight="bold" officeooo:rsid="000db6b6" style:font-size-asian="10.5pt" style:font-style-asian="normal" style:font-weight-asian="bold" style:font-size-complex="12pt" style:font-style-complex="normal" style:font-weight-complex="bold"/>
    </style:style>
    <style:style style:name="T21" style:family="text">
      <style:text-properties fo:font-size="12pt" fo:font-style="normal" fo:font-weight="bold" officeooo:rsid="000f9d25" style:font-size-asian="10.5pt" style:font-style-asian="normal" style:font-weight-asian="bold" style:font-size-complex="12pt" style:font-style-complex="normal" style:font-weight-complex="bold"/>
    </style:style>
    <style:style style:name="T22" style:family="text">
      <style:text-properties fo:font-size="12pt" fo:font-style="normal" fo:font-weight="bold" officeooo:rsid="001176f9" style:font-size-asian="10.5pt" style:font-style-asian="normal" style:font-weight-asian="bold" style:font-size-complex="12pt" style:font-style-complex="normal" style:font-weight-complex="bold"/>
    </style:style>
    <style:style style:name="T23" style:family="text">
      <style:text-properties fo:font-size="12pt" fo:font-style="normal" fo:font-weight="bold" officeooo:rsid="0013065b" style:font-size-asian="10.5pt" style:font-style-asian="normal" style:font-weight-asian="bold" style:font-size-complex="12pt" style:font-style-complex="normal" style:font-weight-complex="bold"/>
    </style:style>
    <style:style style:name="T24" style:family="text">
      <style:text-properties fo:font-size="12pt" fo:font-style="normal" fo:font-weight="bold" officeooo:rsid="00141e1c" style:font-size-asian="10.5pt" style:font-style-asian="normal" style:font-weight-asian="bold" style:font-size-complex="12pt" style:font-style-complex="normal" style:font-weight-complex="bold"/>
    </style:style>
    <style:style style:name="T25" style:family="text">
      <style:text-properties fo:font-size="12pt" fo:font-style="normal" fo:font-weight="bold" officeooo:rsid="00196d47" style:font-size-asian="10.5pt" style:font-style-asian="normal" style:font-weight-asian="bold" style:font-size-complex="12pt" style:font-style-complex="normal" style:font-weight-complex="bold"/>
    </style:style>
    <style:style style:name="T26" style:family="text">
      <style:text-properties fo:font-size="12pt" fo:font-style="normal" fo:font-weight="bold" officeooo:rsid="00197e51" style:font-size-asian="10.5pt" style:font-style-asian="normal" style:font-weight-asian="bold" style:font-size-complex="12pt" style:font-style-complex="normal" style:font-weight-complex="bold"/>
    </style:style>
    <style:style style:name="T27" style:family="text">
      <style:text-properties fo:font-weight="bold" style:font-weight-asian="bold" style:font-weight-complex="bold"/>
    </style:style>
    <style:style style:name="T28" style:family="text">
      <style:text-properties fo:font-weight="bold" officeooo:rsid="00195b75" style:font-weight-asian="bold" style:font-weight-complex="bold"/>
    </style:style>
    <style:style style:name="T29" style:family="text">
      <style:text-properties fo:font-weight="bold" officeooo:rsid="00197e51" style:font-weight-asian="bold" style:font-weight-complex="bold"/>
    </style:style>
    <style:style style:name="T30" style:family="text">
      <style:text-properties fo:font-weight="bold" officeooo:rsid="0020d9b6" style:font-weight-asian="bold" style:font-weight-complex="bold"/>
    </style:style>
    <style:style style:name="T31" style:family="text">
      <style:text-properties officeooo:rsid="000d4174"/>
    </style:style>
    <style:style style:name="T32" style:family="text">
      <style:text-properties fo:font-style="italic" style:font-style-asian="italic" style:font-style-complex="italic"/>
    </style:style>
    <style:style style:name="T33" style:family="text">
      <style:text-properties fo:font-style="italic" officeooo:rsid="00197e51" style:font-style-asian="italic" style:font-style-complex="italic"/>
    </style:style>
    <style:style style:name="T34" style:family="text">
      <style:text-properties officeooo:rsid="002351e7"/>
    </style:style>
    <style:style style:name="T35" style:family="text">
      <style:text-properties fo:font-size="10pt" officeooo:rsid="002351e7" style:font-size-asian="10pt" style:font-size-complex="10pt"/>
    </style:style>
    <style:style style:name="T36" style:family="text">
      <style:text-properties officeooo:rsid="002437ec"/>
    </style:style>
    <style:style style:name="T37" style:family="text">
      <style:text-properties officeooo:rsid="00195b75"/>
    </style:style>
    <style:style style:name="T38" style:family="text">
      <style:text-properties officeooo:rsid="001c442e"/>
    </style:style>
    <style:style style:name="T39" style:family="text">
      <style:text-properties officeooo:rsid="00178980"/>
    </style:style>
    <style:style style:name="T40" style:family="text">
      <style:text-properties style:text-underline-style="solid" style:text-underline-width="auto" style:text-underline-color="font-color"/>
    </style:style>
    <style:style style:name="T41" style:family="text">
      <style:text-properties officeooo:rsid="00197e51"/>
    </style:style>
    <style:style style:name="T42" style:family="text">
      <style:text-properties officeooo:rsid="001b7188"/>
    </style:style>
    <style:style style:name="T43" style:family="text">
      <style:text-properties officeooo:rsid="0020d9b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issertation à trous <text:span text:style-name="T39">(S</text:span><text:span text:style-name="T43">G</text:span><text:span text:style-name="T39">)</text:span> :</text:p>
      <text:p text:style-name="P24">« La vérité est-elle relative ? »</text:p>
      <text:p text:style-name="P8"/>
      <text:p text:style-name="P11"><text:span text:style-name="T40">Objectif :</text:span> Le but de ce travail est de produire votre première dissertation complète, sur le<text:span text:style-name="T43">s</text:span> thème<text:span text:style-name="T43">s</text:span> de la vérité, <text:span text:style-name="T43">de la raison et de la science</text:span>. Une bonne partie des idées vous est donnée, et de nombreux passages ont été rédigés. Il s’agit pour vous de recopier les passages rédigés ci-dessous, en remplaçant les consignes en gras par vos propres passages. Si vous préférez rédiger ce devoir à l’ordinateur, le fichier modifiable peut être trouvé sur le site du cours (<text:span text:style-name="T40">mirebeau-philo.fr</text:span>), dans le menu <text:span text:style-name="T27">Série </text:span><text:span text:style-name="T30">générale</text:span><text:span text:style-name="T27"> &gt; </text:span><text:span text:style-name="T30">1. La connaissance</text:span><text:span text:style-name="T27"> &gt; </text:span><text:span text:style-name="T30">Dissertation à trous</text:span>.</text:p>
      <text:p text:style-name="P9"/>
      <text:p text:style-name="P14">I. Définitions</text:p>
      <text:p text:style-name="P12"/>
      <text:p text:style-name="P13">Pour vous permettre de définir les termes du sujet, faites d’abord l’exercice suivant. Entre a, b et c, quelle est la bonne réponse ?</text:p>
      <text:p text:style-name="P4"/>
      <text:p text:style-name="P4">La <text:span text:style-name="T27">vérité</text:span> c’est :</text:p>
      <text:p text:style-name="P4"><text:tab/>a. le fait d’être fermement convaincu de ce que nous disons</text:p>
      <text:p text:style-name="P4"><text:tab/>b. la correspondance entre un énoncé et la réalité</text:p>
      <text:p text:style-name="P4"><text:tab/>c. une proposition qui a été scientifiquement prouvée</text:p>
      <text:p text:style-name="P4">Ce qui est <text:span text:style-name="T27">relatif</text:span>, c’est :</text:p>
      <text:p text:style-name="P4"><text:tab/>a. ce qui <text:span text:style-name="T31">a peu d’importance</text:span></text:p>
      <text:p text:style-name="P4"><text:tab/>b. <text:span text:style-name="T31">ce qui nous relie aux autres</text:span></text:p>
      <text:p text:style-name="P4"><text:tab/>c. ce dont la vérité ou la réalité dépend d’autre chose</text:p>
      <text:p text:style-name="P4"/>
      <text:p text:style-name="P5"/>
      <text:p text:style-name="P21"><text:span text:style-name="T3">II. </text:span><text:span text:style-name="T4">Le texte du devoir</text:span></text:p>
      <text:p text:style-name="P7"/>
      <table:table table:name="Tableau1" table:style-name="Tableau1">
        <table:table-column table:style-name="Tableau1.A"/>
        <table:table-column table:style-name="Tableau1.B"/>
        <table:table-row table:style-name="TableLine2321963002016">
          <table:table-cell table:style-name="Tableau1.A1" office:value-type="string">
            <text:p text:style-name="P19">Commentaires sur le méthode</text:p>
          </table:table-cell>
          <table:table-cell table:style-name="Tableau1.B1" office:value-type="string">
            <text:p text:style-name="P23">Le contenu du devoir</text:p>
          </table:table-cell>
        </table:table-row>
        <table:table-row table:style-name="TableLine2321962999136">
          <table:table-cell table:style-name="Tableau1.A2" office:value-type="string">
            <text:p text:style-name="P20">- On définit les concepts du sujet.</text:p>
            <text:p text:style-name="P20">- On problématise en développant de bonnes raisons pour chacune des thèses opposées</text:p>
            <text:p text:style-name="P20"/>
            <text:p text:style-name="P20">- On présente le plan en énonçant de façon claire et synthétique l’idée principale de chaque partie</text:p>
            <text:p text:style-name="P20">- <text:span text:style-name="T42">On passe deux ou trois lignes pour séparer intro &amp; développement</text:span></text:p>
            <text:p text:style-name="P20">- <text:span text:style-name="T42">On commence la première partie, on énonce clairement la première idée avec une première </text:span><text:soft-page-break/><text:span text:style-name="T42">sous-partie</text:span></text:p>
            <text:p text:style-name="P20">- <text:span text:style-name="T42">On développe un exemple et on l’analyse</text:span></text:p>
            <text:p text:style-name="P20"/>
            <text:p text:style-name="P20"/>
            <text:p text:style-name="P20"/>
            <text:p text:style-name="P20"/>
            <text:p text:style-name="P20">- <text:span text:style-name="T42">On tire une conclusion en revenant au sujet</text:span></text:p>
            <text:p text:style-name="P20"/>
            <text:p text:style-name="P20">- <text:span text:style-name="T42">On commence une seconde sous-partie en montrant que la thèse que nous venons de développer pose problème. On le montre en la poussant jusqu’à la contradiction</text:span></text:p>
            <text:p text:style-name="P20">- <text:span text:style-name="T42">On précise la nouvelle question, en proposant une distinction conceptuelle pour éclairer ce que l’on dit</text:span></text:p>
            <text:p text:style-name="P20">- <text:span text:style-name="T42">On passe une ligne pour séparer la première et la deuxième partie</text:span></text:p>
            <text:p text:style-name="P20">- <text:span text:style-name="T42">On commence la seconde partie avec un premier paragraphe qui pose le concept de méthode scientifique</text:span></text:p>
            <text:p text:style-name="P20"/>
            <text:p text:style-name="P20"/>
            <text:p text:style-name="P20">- <text:span text:style-name="T42">Seconde sous-partie de la deuxième partie</text:span></text:p>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span text:style-name="T42">On passe une seule ligne</text:span></text:p>
            <text:p text:style-name="P20">- <text:span text:style-name="T42">Troisième partie, première sous-partie. On annonce toujours l’idée générale pour commencer, de façon aussi claire que possible.</text:span></text:p>
            <text:p text:style-name="P20"/>
            <text:p text:style-name="P20"/>
            <text:p text:style-name="P20"/>
            <text:p text:style-name="P20"/>
            <text:p text:style-name="P20"/>
            <text:p text:style-name="P20"/>
            <text:p text:style-name="P20"/>
            <text:p text:style-name="P20">- <text:span text:style-name="T42">Vous devez rédiger ici une sous-partie entière. Il doit avoir à peu près la même taille que les sous-parties précédentes : argumentez bien.</text:span></text:p>
            <text:p text:style-name="P20">- <text:span text:style-name="T42">On passe deux ou trois lignes pour séparer développement et conclusion</text:span></text:p>
            <text:p text:style-name="P20">- <text:span text:style-name="T42">Conclusion : le premier paragraphe synthétise la réflexion</text:span></text:p>
            <text:p text:style-name="P20">- <text:span text:style-name="T42">Le second paragraphe propose une réponse claire et nuancée à la question</text:span></text:p>
          </table:table-cell>
          <table:table-cell table:style-name="Tableau1.B2" office:value-type="string">
            <text:p text:style-name="P28"><text:span text:style-name="T1"><text:tab/>La vérité, c’est </text:span><text:span text:style-name="T5">(définition)</text:span><text:span text:style-name="T1">. La vérité est-elle relative ? Ce qui est relatif, c’est </text:span><text:span text:style-name="T5">(définition)</text:span><text:span text:style-name="T1">. Le problème ici est le suivant : d’une part, il semble bien qu</text:span><text:span text:style-name="T4">e </text:span><text:span text:style-name="T7">(donnez une </text:span><text:span text:style-name="T9">bonne raison</text:span><text:span text:style-name="T25"> de croire que la vérité est relative. Dans l’idéal, votre justification doit s’appuyer de façon rigoureuse sur vos définitions</text:span><text:span text:style-name="T7">)</text:span><text:span text:style-name="T1">. Pourtant, </text:span><text:span text:style-name="T7">(montrez qu’il y a au moins une</text:span><text:span text:style-name="T9"> bonne raison</text:span><text:span text:style-name="T25"> de croire que la vérité n’est pas relative, en vous appuyant sur vos définitions)</text:span><text:span text:style-name="T19">.</text:span><text:span text:style-name="T10"> </text:span></text:p>
            <text:p text:style-name="P10"><text:tab/><text:span text:style-name="T41">Dans une première partie, nous verrons que </text:span><text:span text:style-name="T29">(synthétisez l’idée centrale de la première partie)</text:span><text:span text:style-name="T41">. Nous verrons cependant que </text:span><text:span text:style-name="T29">(synthétisez l’idée centrale de la seconde partie)</text:span><text:span text:style-name="T41">. Dans un dernier temps, il faudra cependant dire que </text:span><text:span text:style-name="T29">(synthétisez l’idée centrale de la troisième partie)</text:span><text:span text:style-name="T41">.</text:span></text:p>
            <text:p text:style-name="P6"/>
            <text:p text:style-name="P28"><text:span text:style-name="T1"><text:tab/></text:span><text:span text:style-name="T2">A première vue, le monde apparaît d’une façon différente à chaque individu, de sorte qu’on peut affirmer que chaque homme a un point de vue qui lui est propre. Ce qui est vrai pour l’un peut ne pas être vrai pour l’autre. Prenons l’exemple de la perception : </text:span><text:span text:style-name="T6">(ici, vous construisez un exemple pour montrer qu’un même phénomène peut apparaître différemment à deux hommes différents. Par exemple, l’un peut aimer le </text:span><text:soft-page-break/><text:span text:style-name="T6">goût de tel aliment, et l’autre non. L’un peut voir les couleurs d’une certaine façon, alors qu’un daltonien verra de façon différente... Prenez un seul exemple, mais analysez-le bien. Essayez ensuite d’expliquer </text:span><text:span text:style-name="T8">pourquoi</text:span><text:span text:style-name="T20"> le monde nous apparaît différemment dans le cas de l’exemple que vous avez développé, et montre</text:span><text:span text:style-name="T25">z</text:span><text:span text:style-name="T20"> pourquoi il est impossible de se mettre d’accord - autrement dit, pourquoi il n’y a pas de vérité absolue.)</text:span><text:span text:style-name="T12"> S’il n’y a pas de vérité absolue, on peut donc en conclure la chose suivante : « à chacun sa vérité », puisque chacun a une expérience du monde qui lui est propre.</text:span></text:p>
            <text:p text:style-name="P28"><text:span text:style-name="T12"><text:tab/>Cependant, on peut immédiatement remarquer que l’expression « à chacun sa vérité » est contradictoire. </text:span><text:span text:style-name="T20">(Essayez de comprendre et d’expliquer pourquoi cette phrase est contradictoire. Pour le comprendre, demandez-vous si on peut appliquer cette phrase à elle-même. Il faut que votre explication soit extrêmement claire.)</text:span><text:span text:style-name="T12"> Mais s’il est impossible de dire que toute vérité est subjective, </text:span><text:span text:style-name="T13">alors la question est alors de savoir à quelles conditions on peut dire qu’on a une représentation correcte de la réalité extérieure. Pour clarifier les choses ici, il faut distinguer l’opinion et le savoir. </text:span><text:span text:style-name="T21">(Faites la distinction conceptuelle opinion/savoir, </text:span><text:span text:style-name="T24">et illustrez avec un exemple</text:span><text:span text:style-name="T21">)</text:span><text:span text:style-name="T13"> « A chacun sa vérité » signifie en fait que chacun se fait sa propre opinion sur le monde autour de lui, ce qui est incontestable. Mais cela n’implique pas que toutes les opinions se valent : la question qui reste est de savoir </text:span><text:span text:style-name="T11">comment</text:span><text:span text:style-name="T13"> dépasser nos opinions, et construire un réel savoir sur le monde.</text:span></text:p>
            <text:p text:style-name="P15"/>
            <text:p text:style-name="P28"><text:span text:style-name="T13"><text:tab/>La méthode scientifique nous permet en fait de </text:span><text:span text:style-name="T14">nous assurer que nos jugements sur le monde ne dépendent pas de nous, mais qu’ils correspondent bien à la réalité extérieure. Mais qu’entendre par « méthode scientifique ? » </text:span><text:span text:style-name="T22">(Ici, vous expliquez avec précision ce en quoi consiste la méthode scientifique, </text:span><text:span text:style-name="T26">dans ses grands principes et dans ses grandes étapes.</text:span><text:span text:style-name="T22"> </text:span><text:span text:style-name="T26">V</text:span><text:span text:style-name="T22">ous montrez en quoi cette méthode permet effectivement de construire des jugements qui sont objectivement valables, et ne sont pas que de simples opinions)</text:span><text:span text:style-name="T14">.</text:span></text:p>
            <text:p text:style-name="P28"><text:span text:style-name="T14"><text:tab/>Pour autant, est-on bien sûr que les énoncés scientifiques sont vrais de façon absolue, et non relative ? On peut en effet remarquer la chose suivante : ce qui est considéré comme une vérité scientifique n’est pas toujours définitivement acquis, et certaines théories apparemment bien établies ont pu être remises en question plus tard. </text:span><text:span text:style-name="T22">(</text:span><text:span text:style-name="T26">Faites ici des recherches sur Internet, ou au CDI. Il s’agit d’identifier un </text:span><text:span text:style-name="T22">exemple de théorie scientifique qui avait paru certaine à un moment donné, et qui a ensuite été </text:span><text:span text:style-name="T26">réfutée. Décrivez bien les raisons précises qui ont conduit à son abandon</text:span><text:span text:style-name="T22">)</text:span><text:span text:style-name="T14"> Pourtant, si c’est le cas, ça veut dire que les vérités scientifiques sont relatives à une </text:span><text:soft-page-break/><text:span text:style-name="T14">certaine époque, et qu’elles ne sont jamais définitives. Mais si l’on dit ça, est-ce que ça signifie qu’on ne doit jamais vraiment faire confiance aux théories scientifiques ? Est-ce qu’il est légitime de toujours douter de tout ?</text:span></text:p>
            <text:p text:style-name="P16"/>
            <text:p text:style-name="P28"><text:span text:style-name="T14"><text:tab/>Le fait qu’il n’existe pas de vérités absolument assurées et définitives ne soit pas nous <text:s/>pousser à un doute systématique, qui serait </text:span><text:span text:style-name="T15">lui-même irrationnel. </text:span><text:span text:style-name="T23">(A l’aide du texte de Gerald Bronner qui vous est donné, développez l’exemple des théories du complot. Démontrez d’abord ce qu’il peut y avoir de séduisant et de fascinant dans ces théories. Mais montrez ensuite que les gens qui croient aux théories du complot ne sont pas complètement irrationnels : on croit aux théories du complot parce que ces théories sont très difficiles à contredire. Expliquez pourquoi il est très difficile de contredire quelqu’un qui croit à une théorie du complot, et comment ces théories arrivent à créer du doute.)</text:span><text:span text:style-name="T15"> Le doute doit en fait obéir à des règles de méthode : il faut avoir de bonnes raisons de mettre en doute une théorie scientifique. Les théories scientifiques ne sont certes jamais définitivement acquises, mais elles représentent les croyances les plus solides dont nous disposions.</text:span></text:p>
            <text:p text:style-name="P28"><text:span text:style-name="T15"><text:tab/></text:span><text:span text:style-name="T23">(Dans ce dernier paragraphe, proposez des idées pour faire en sorte que les théories du complot se diffusent moins. Comment faire pour que les gens soient moins crédules, et qu’ils soient moins manipulables ?)</text:span></text:p>
            <text:p text:style-name="P17"/>
            <text:p text:style-name="P17"><text:tab/></text:p>
            <text:p text:style-name="P22"><text:span text:style-name="T15"><text:tab/></text:span><text:span text:style-name="T16">(A vous de rédiger la conclusion de ce devoir. Revenez vers la question de départ : « </text:span><text:span text:style-name="T17">Toute vérité est-elle relative ? »</text:span><text:span text:style-name="T16">, et essayez de synthétiser la réflexion que vous avez menée. Dans ce premier paragraphe, il faut résumer votre progression, assez rapidement.</text:span></text:p>
            <text:p text:style-name="P18"><text:tab/>Dans un second paragraphe, vous essayez de donner aussi clairement que possible votre réponse finale à la question. Attention, votre position doit être claire mais nuancée : il ne s’agit pas de dire simplement « oui » ou « non », mais de préciser dans quelle mesure vous penchez pour le oui ou pour le non, et quelles sont les limites de votre réponse. <text:span text:style-name="T41">Le fait que votre réponse soit </text:span><text:span text:style-name="T33">nuancée</text:span><text:span text:style-name="T41"> signifie que vous savez reconnaître une part de vrai dans la réponse « oui », et une part de vrai dans la réponse « non »</text:span>)</text:p>
          </table:table-cell>
        </table:table-row>
      </table:table>
      <text:p text:style-name="P30"/>
      <text:p text:style-name="P25">Les théories du complot</text:p>
      <text:p text:style-name="P26"/>
      <text:p text:style-name="P27"><text:span text:style-name="T27">C</text:span><text:span text:style-name="T28">onspiracy</text:span><text:span text:style-name="T27"> W</text:span><text:span text:style-name="T28">atch</text:span><text:span text:style-name="T27"> :</text:span> Pourquoi les théories du complot sont-elles si compliquées à démonter ?</text:p>
      <text:p text:style-name="P27"/>
      <text:p text:style-name="P27"><text:span text:style-name="T27">Gérald Bronner :</text:span> Répondre à cette question revient à se demander pourquoi elles sont si attractives. Les mythes du complot sont des serpents de mer<text:note text:id="ftn1" text:note-class="footnote"><text:note-citation>1</text:note-citation><text:note-body><text:p text:style-name="P2"><text:span text:style-name="T34">Dans le contexte du texte, un « serpent de mer » est une fiction </text:span><text:span text:style-name="T35">tellement fascinante qu’elle revient régulièrement, sous des formes diverses</text:span></text:p></text:note-body></text:note> de l’imaginaire humain. D’abord parce qu’ils rendent de grands services à notre soif de comprendre le monde. En effet, ces mythes sont fondés sur un effet de dévoilement très satisfaisant pour l’esprit, un sentiment proche de ce que nous ressentons lorsque nous découvrons la solution d’une énigme : il s’agit de donner une cohérence à des faits qui n’en avaient pas toujours jusque-là, de trouver un liant<text:note text:id="ftn2" text:note-class="footnote"><text:note-citation>2</text:note-citation><text:note-body><text:p text:style-name="P3">« <text:span text:style-name="T36">Un liant » : quelque chose qui relie</text:span></text:p></text:note-body></text:note> entre des événements apparemment indépendants en montrant qu’ils sont noués, dans l’ombre, par la volonté d’un groupe ou d’un individu. Ces mythes sont souvent spectaculaires et ils frappent donc aisément les esprits. <text:span text:style-name="T36">[</text:span><text:span text:style-name="T37">En conséquence de quoi</text:span><text:span text:style-name="T36">]</text:span>, ils sont facilement mémorisés, ce qui constitue un atout majeur pour leur diffusion <text:span text:style-name="T38">[...]</text:span>. Par ailleurs, celui qui endosse le mythe du complot a le sentiment d’en savoir un peu plus que le quidam<text:note text:id="ftn3" text:note-class="footnote"><text:note-citation>3</text:note-citation><text:note-body><text:p text:style-name="P3">« Un peu plus que le quidam » : un peu plus que l’homme moyen, plus que n’importe qui</text:p></text:note-body></text:note> et d’être, par conséquent, moins naïf que lui. De là qu’il n’est pas toujours aisé de le convaincre de l’inanité<text:note text:id="ftn4" text:note-class="footnote"><text:note-citation>4</text:note-citation><text:note-body><text:p text:style-name="P3">L’« inanité » d’un argument, c’est le fait qu’il n’est fondé sur rien, il est vide.</text:p></text:note-body></text:note> de ses arguments, car il voit facilement son interlocuteur comme le médiateur d’une doctrine officielle qu’il s’agit de combattre. <text:span text:style-name="T34">[...]</text:span></text:p>
      <text:p text:style-name="P27"/>
      <text:p text:style-name="P27"><text:span text:style-name="T27">C. W. :</text:span> Dans <text:span text:style-name="T32">La Pensée extrême</text:span> (Denoël, 2009), vous vous demandez « comment des hommes ordinaires deviennent des fanatiques ». Comment adhère-t-on à une théorie du complot ?</text:p>
      <text:p text:style-name="P27"/>
      <text:p text:style-name="P29"><text:span text:style-name="T16">G. B. : Il est très important de comprendre qu’il n’est pas besoin d’être stupide ou sous-éduqué pour croire à quelque chose d’extravagant comme par exemple les mythes du complot. En fait, de nombreuses recherches montrent qu’il y a souvent une corrélation étonnante entre le niveau d’étude et l’adhésion en des croyances qui paraissent folles. En réalité, et c’est là un point fondamental, ces mythes sont fondés sur des argumentations souvent techniques, complexes et, quoiqu’il en soit de plus en plus étoffées. C’est là un des aspects fondamentaux du croire contemporain qu’autorise Internet. La simple technique du copié-collé permet de constituer des argumentations très élaborées en quelques instants sur n’importe quel sujet. Alors qu’auparavant, il fallait des années de travail pour bâtir un mythe du complot solide et une motivation certaine, notre contemporanéité</text:span><text:span text:style-name="T16"><text:note text:id="ftn5" text:note-class="footnote"><text:note-citation>5</text:note-citation><text:note-body><text:p text:style-name="P2"><text:span text:style-name="T34">Notre présent, et en particulier </text:span><text:span text:style-name="T35">nos</text:span><text:span text:style-name="T34"> techniques modernes de création et de partage d’informations</text:span></text:p></text:note-body></text:note></text:span><text:span text:style-name="T16"> offre à monsieur tout-le-monde la possibilité de bâtir des raisonnements en forme de mille-feuilles. Ces raisonnements que j’appelle « effet Fort » (du nom d’un auteur américain qui fut l’un des premiers dans l’histoire à construire ce type d’argumentation faite de mille éléments fragiles, mais donnant, à la fin, une impression de véracité) sont très difficiles à démentir parce qu’il faut avoir beaucoup de temps et de motivation et des compétences multiples pour pouvoir le faire. Or, il se trouve que les croyants sont généralement plus motivés que les sceptiques, ce qui leur assure, sur la Toile au moins, </text:span><text:span text:style-name="T18">[...]</text:span><text:span text:style-name="T16"> une omniprésence du mythe du complo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473f"/>
    </style:style>
    <style:style style:name="MT1" style:family="text">
      <style:text-properties officeooo:rsid="0020d9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Dissertation à trous (S<text:span text:style-name="MT1">G</text:span>) : « La vérité est-elle relative ? » <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2:57:19.197000000</meta:creation-date>
    <dc:title>Page vierge</dc:title>
    <meta:generator>LibreOffice/7.3.1.3$Windows_X86_64 LibreOffice_project/a69ca51ded25f3eefd52d7bf9a5fad8c90b87951</meta:generator>
    <meta:editing-duration>PT30M50S</meta:editing-duration>
    <meta:editing-cycles>10</meta:editing-cycles>
    <dc:date>2022-10-17T14:29:56.727000000</dc:date>
    <meta:document-statistic meta:table-count="1" meta:image-count="0" meta:object-count="0" meta:page-count="4" meta:paragraph-count="56" meta:word-count="2045" meta:character-count="12308" meta:non-whitespace-character-count="10298"/>
    <meta:template xlink:type="simple" xlink:actuate="onRequest" xlink:title="Page vierge" xlink:href="../../../../../AppData/Roaming/LibreOffice/4/user/template/Page%20vierge1.ott" meta:date="2021-11-23T12:57:18.236000000"/>
  </office:meta>
</office:document-meta>
</file>